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/>
    <style:style style:name="T1" style:family="text">
      <style:text-properties style:font-name="Rubik"/>
    </style:style>
    <style:style style:name="T2" style:family="text">
      <style:text-properties style:font-name="Rubik" fo:font-weight="bold" style:font-weight-asian="bold" style:font-weight-complex="bold"/>
    </style:style>
    <style:style style:name="T3" style:family="text">
      <style:text-properties style:font-name="Rubik" style:text-underline-style="solid" style:text-underline-width="auto" style:text-underline-color="font-color"/>
    </style:style>
    <style:style style:name="T4" style:family="text">
      <style:text-properties style:font-name="Rubik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Rubik" style:text-underline-style="none" fo:font-weight="bold" style:font-weight-asian="bold" style:font-weight-complex="bold"/>
    </style:style>
    <style:style style:name="T6" style:family="text">
      <style:text-properties style:font-name="Rubik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font-name="Rubik" fo:font-style="normal" style:text-underline-style="none" style:font-style-asian="normal" style:font-style-complex="normal"/>
    </style:style>
    <style:style style:name="T8" style:family="text">
      <style:text-properties fo:font-variant="normal" fo:text-transform="none" fo:color="#ececec" style:font-name="Rubik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ececec" style:font-name="S hne" fo:font-size="12pt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ececec" style:font-name="S hne" fo:font-size="12pt" fo:letter-spacing="normal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00" style:font-name="Rubik" fo:letter-spacing="normal" style:text-underline-style="none"/>
    </style:style>
    <style:style style:name="T12" style:family="text">
      <style:text-properties fo:font-variant="normal" fo:text-transform="none" fo:color="#000000" style:font-name="Rubik" fo:letter-spacing="normal" style:text-underline-style="none" fo:font-weight="bold" style:font-weight-asian="bold" style:font-weight-complex="bold"/>
    </style:style>
    <style:style style:name="T13" style:family="text">
      <style:text-properties fo:font-variant="normal" fo:text-transform="none" fo:color="#000000" style:font-name="Rubik" fo:letter-spacing="normal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variant="normal" fo:text-transform="none" fo:color="#000000" style:font-name="Rubik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style:font-name="Rubik" fo:font-size="12pt" fo:letter-spacing="normal" fo:font-style="normal" style:text-underline-style="none" fo:font-weight="bold" style:font-weight-asian="bold" style:font-weight-complex="bold"/>
    </style:style>
    <style:style style:name="T16" style:family="text">
      <style:text-properties fo:font-variant="normal" fo:text-transform="none" fo:color="#000000" style:font-name="S hne" fo:font-size="12pt" fo:letter-spacing="normal" fo:font-style="normal" style:text-underline-style="none" fo:font-weight="normal"/>
    </style:style>
    <style:style style:name="T17" style:family="text">
      <style:text-properties fo:font-variant="normal" fo:text-transform="none" fo:color="#000000" style:font-name="S hne" fo:font-size="12pt" fo:letter-spacing="normal" fo:font-style="normal" style:text-underline-style="none" fo:font-weight="normal" style:font-weight-asian="bold" style:font-weight-complex="bold"/>
    </style:style>
    <style:style style:name="T18" style:family="text">
      <style:text-properties fo:font-variant="normal" fo:text-transform="none" fo:color="#000000" style:font-name="S hne" fo:font-size="12pt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style:font-name="S hne" fo:font-size="12pt" fo:letter-spacing="normal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0000" style:font-name="Rubik" style:text-underline-style="none"/>
    </style:style>
    <style:style style:name="T22" style:family="text">
      <style:text-properties fo:color="#000000" style:font-name="Rubik" style:text-underline-style="none" fo:font-weight="normal" style:font-weight-asian="normal" style:font-weight-complex="normal"/>
    </style:style>
    <style:style style:name="T23" style:family="text">
      <style:text-properties fo:color="#000000" style:font-name="Rubik" style:text-underline-style="none" fo:font-weight="bold" style:font-weight-asian="bold" style:font-weight-complex="bold"/>
    </style:style>
    <style:style style:name="T24" style:family="text">
      <style:text-properties fo:color="#000000" style:font-name="Rubik" style:text-underline-style="solid" style:text-underline-width="auto" style:text-underline-color="font-color"/>
    </style:style>
    <style:style style:name="T25" style:family="text">
      <style:text-properties fo:color="#000000" style:font-name="Rubik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color="#000000" style:font-name="Rubik" fo:font-style="normal" style:text-underline-style="none" style:font-style-asian="normal" style:font-style-complex="normal"/>
    </style:style>
    <style:style style:name="T27" style:family="text">
      <style:text-properties fo:color="#000000" style:font-name="Rubik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Rubik"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color="#000000" style:font-name="Rubik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color="#000000" style:font-name="Rubik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ext:p text:style-name="Standard"/>
      <text:p text:style-name="Standard"/>
      <text:p text:style-name="Standard"><text:line-break/> <text:s/><text:tab/><text:span text:style-name="T4">Getting Started With DevOps – Resume</text:span></text:p>
      <text:p text:style-name="Standard"><text:span text:style-name="T4"/></text:p>
      <text:p text:style-name="Standard"><text:span text:style-name="T4"/></text:p>
      <text:list xml:id="list5393727211281693053" text:style-name="L1">
        <text:list-item>
          <text:p text:style-name="P1"><text:span text:style-name="Strong_20_Emphasis"><text:span text:style-name="T24">Introduction:</text:span></text:span><text:span text:style-name="T13"> </text:span></text:p>
          <text:p text:style-name="P1"><text:span text:style-name="T17">DevOps blends cultural philosophies, practices, and tools to enhance an organization's ability to deliver applications and services rapidly, fostering innovation, agility, and collaboration while maintaining high quality and reducing costs.</text:span></text:p>
          <text:p text:style-name="P1"><text:span text:style-name="T17"/></text:p>
        </text:list-item>
        <text:list-item>
          <text:p text:style-name="P2"><text:span text:style-name="Strong_20_Emphasis"><text:span text:style-name="T3">Methodology:</text:span></text:span></text:p>
          <text:list>
            <text:list-item>
              <text:p text:style-name="P2"><text:span text:style-name="Strong_20_Emphasis"><text:span text:style-name="T21">DevOps Culture:</text:span></text:span><text:span text:style-name="Strong_20_Emphasis"><text:span text:style-name="T11"> </text:span></text:span><text:span text:style-name="Strong_20_Emphasis"><text:span text:style-name="T16">Seven core principles guide a DevOps culture, leading to practices like communication, automation, customer focus, and continuous improvement</text:span></text:span><text:span text:style-name="Strong_20_Emphasis"><text:span text:style-name="T21"> </text:span></text:span></text:p>
            </text:list-item>
            <text:list-item>
              <text:p text:style-name="P2"><text:span text:style-name="Strong_20_Emphasis"><text:span text:style-name="T21">DevOps Practices: </text:span></text:span><text:span text:style-name="Strong_20_Emphasis"><text:span text:style-name="T22">Emphasizes collaboration, monitoring, CI/CD, microservices, and infrastructure as code to streamline development lifecycles.</text:span></text:span></text:p>
            </text:list-item>
            <text:list-item>
              <text:p text:style-name="P2"><text:span text:style-name="Strong_20_Emphasis"><text:span text:style-name="T21">Dev Tools:</text:span></text:span><text:span text:style-name="T12"> </text:span><text:span text:style-name="T17">Various tools, including those for cloud services, development, CI/CD, infrastructure automation, containers, and monitoring, are integral to DevOps practices<text:line-break/><text:line-break/></text:span></text:p>
            </text:list-item>
          </text:list>
        </text:list-item>
        <text:list-item>
          <text:p text:style-name="P2"><text:span text:style-name="Strong_20_Emphasis"><text:span text:style-name="T28">AWS DevOps Tools:</text:span></text:span><text:span text:style-name="T14"> </text:span></text:p>
          <text:p text:style-name="P2"><text:span text:style-name="T18">AWS offers a suite of services supporting different phases of the DevOps pipeline, from code check-in to monitoring, facilitating rapid value delivery and reliable application deployment.</text:span><text:span text:style-name="T27"> <text:line-break/><text:line-break/></text:span><text:span text:style-name="T30">Main Benefits of DevOps:</text:span><text:span text:style-name="T29"> </text:span></text:p>
          <text:p text:style-name="P2"><text:span text:style-name="T19">DevOps brings increased speed, collaboration, security, rapid delivery, scalability, and reliability to software development, enabling organizations to respond swiftly to market demands while ensuring high-quality outcomes.</text:span><text:span text:style-name="T29"> </text:span><text:span text:style-name="T25"><text:line-break/></text:span><text:span text:style-name="T23"><text:tab/></text:span><text:span text:style-name="T4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21S</meta:editing-duration>
    <meta:editing-cycles>3</meta:editing-cycles>
    <meta:generator>OpenOffice/4.1.15$Win32 OpenOffice.org_project/4115m2$Build-9813</meta:generator>
    <dc:date>2024-05-13T11:46:51.16</dc:date>
    <meta:document-statistic meta:table-count="0" meta:image-count="0" meta:object-count="0" meta:page-count="1" meta:paragraph-count="11" meta:word-count="162" meta:character-count="1247"/>
    <meta:user-defined meta:name="Info 1"/>
    <meta:user-defined meta:name="Info 2"/>
    <meta:user-defined meta:name="Info 3"/>
    <meta:user-defined meta:name="Info 4"/>
  </office:meta>
</office:document-meta>
</file>